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imes New Roman" svg:font-family="'Times New Roman'"/>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74cm" fo:border-left="none" fo:border-right="none" fo:border-top="none" fo:border-bottom="0.035cm solid #000000" style:join-border="false"/>
    </style:style>
    <style:style style:name="P3" style:family="paragraph" style:parent-style-name="Text_20_body">
      <style:paragraph-properties fo:text-align="justify" style:justify-single-word="false"/>
    </style:style>
    <style:style style:name="P4" style:family="paragraph" style:parent-style-name="Heading_20_3">
      <style:paragraph-properties fo:text-align="justify" style:justify-single-word="false"/>
    </style:style>
    <style:style style:name="P5" style:family="paragraph" style:parent-style-name="Heading_20_1">
      <style:paragraph-properties fo:text-align="justify" style:justify-single-word="false"/>
    </style:style>
    <style:style style:name="P6" style:family="paragraph" style:parent-style-name="Standard">
      <style:paragraph-properties fo:margin-left="0cm" fo:margin-right="0cm" fo:text-align="justify" style:justify-single-word="false" fo:text-indent="0cm" style:auto-text-indent="false"/>
    </style:style>
    <style:style style:name="P7" style:family="paragraph" style:parent-style-name="Text_20_body">
      <style:paragraph-properties fo:margin-top="0cm" fo:margin-bottom="0cm" fo:text-align="justify" style:justify-single-word="false"/>
      <style:text-properties style:font-name="Courier New" fo:font-size="10pt" style:font-size-asian="10.5pt"/>
    </style:style>
    <style:style style:name="P8" style:family="paragraph" style:parent-style-name="Text_20_body">
      <style:paragraph-properties fo:margin-top="0cm" fo:margin-bottom="0cm" fo:text-align="justify" style:justify-single-word="false"/>
      <style:text-properties style:font-name="Courier New" fo:font-size="8pt" fo:language="fr" fo:country="FR" style:font-name-asian="Times New Roman" style:font-size-asian="10.5pt" style:language-asian="fr" style:country-asian="FR" style:font-name-complex="Times New Roman" style:language-complex="fr" style:country-complex="FR"/>
    </style:style>
    <style:style style:name="P9" style:family="paragraph" style:parent-style-name="Text_20_body">
      <style:paragraph-properties fo:margin-top="0cm" fo:margin-bottom="0cm" fo:text-align="justify" style:justify-single-word="false"/>
      <style:text-properties fo:font-style="italic" style:font-style-asian="italic" style:font-style-complex="italic"/>
    </style:style>
    <style:style style:name="P10" style:family="paragraph" style:parent-style-name="Text_20_body">
      <style:paragraph-properties fo:text-align="justify" style:justify-single-word="false"/>
    </style:style>
    <style:style style:name="P11" style:family="paragraph" style:parent-style-name="Text_20_body" style:list-style-name="L1">
      <style:paragraph-properties fo:text-align="justify" style:justify-single-word="false"/>
    </style:style>
    <style:style style:name="P12" style:family="paragraph" style:parent-style-name="Text_20_body" style:list-style-name="L3">
      <style:paragraph-properties fo:text-align="justify" style:justify-single-word="false"/>
    </style:style>
    <style:style style:name="P13" style:family="paragraph" style:parent-style-name="Text_20_body" style:list-style-name="L4">
      <style:paragraph-properties fo:text-align="justify" style:justify-single-word="false"/>
    </style:style>
    <style:style style:name="P14" style:family="paragraph" style:parent-style-name="Text_20_body" style:list-style-name="L5">
      <style:paragraph-properties fo:text-align="justify" style:justify-single-word="false"/>
    </style:style>
    <style:style style:name="P15" style:family="paragraph" style:parent-style-name="Text_20_body" style:list-style-name="L2">
      <style:paragraph-properties fo:text-align="justify" style:justify-single-word="false"/>
      <style:text-properties style:text-underline-style="solid" style:text-underline-width="auto" style:text-underline-color="font-color"/>
    </style:style>
    <style:style style:name="P16" style:family="paragraph" style:parent-style-name="Text_20_body" style:list-style-name="L3">
      <style:paragraph-properties fo:text-align="justify" style:justify-single-word="false"/>
      <style:text-properties style:font-name="Times New Roman" fo:language="fr" fo:country="FR" style:font-name-asian="Times New Roman" style:language-asian="fr" style:country-asian="FR" style:font-name-complex="Times New Roman" style:language-complex="fr" style:country-complex="FR"/>
    </style:style>
    <style:style style:name="P17" style:family="paragraph" style:parent-style-name="Text_20_body">
      <style:paragraph-properties fo:margin-left="1.251cm" fo:margin-right="0cm" fo:text-align="justify" style:justify-single-word="false" fo:text-indent="0cm" style:auto-text-indent="false"/>
      <style:text-properties style:font-name="DejaVu Sans Mono" fo:font-size="10pt" style:font-size-asian="10pt" style:font-size-complex="10pt"/>
    </style:style>
    <style:style style:name="P18" style:family="paragraph" style:parent-style-name="Text_20_body">
      <style:paragraph-properties fo:margin-top="0cm" fo:margin-bottom="0cm" fo:text-align="justify" style:justify-single-word="false"/>
      <style:text-properties style:font-name="Courier New" fo:font-size="8pt" fo:language="fr" fo:country="FR" style:font-name-asian="Times New Roman" style:font-size-asian="10.5pt" style:language-asian="fr" style:country-asian="FR" style:font-name-complex="Times New Roman" style:language-complex="fr" style:country-complex="FR"/>
    </style:style>
    <style:style style:name="T1" style:family="text">
      <style:text-properties fo:font-size="10pt" fo:language="none" fo:country="none" style:font-size-asian="10pt" style:font-size-complex="10pt"/>
    </style:style>
    <style:style style:name="T2" style:family="text">
      <style:text-properties style:font-name="Nimbus Sans L" fo:font-size="14pt" style:font-size-asian="14pt" style:font-size-complex="14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SEP #12 : Scipad / Add support for different encodings</text:h>
      <text:p text:style-name="P2"/>
      <text:p text:style-name="P1"/>
      <text:p text:style-name="P1">Title: Scipad / Add support for different encodings</text:p>
      <text:p text:style-name="P1">Version: 1.1</text:p>
      <text:p text:style-name="P1">Author: Francois Vogel – <text:a xlink:type="simple" xlink:href="mailto:fvogelnew1@free.fr">fvogelnew1@free.fr</text:a></text:p>
      <text:p text:style-name="P1">Review: </text:p>
      <text:p text:style-name="P1">Commented: </text:p>
      <text:p text:style-name="P1">State: Draft</text:p>
      <text:p text:style-name="P1">Scilab-Version: Trunk</text:p>
      <text:p text:style-name="P1">Vote: No</text:p>
      <text:p text:style-name="P1">Created: 15/12/08</text:p>
      <text:p text:style-name="P2"/>
      <text:p text:style-name="P1"/>
      <text:h text:style-name="P4" text:outline-level="3">Abstract</text:h>
      <text:p text:style-name="P6">This SEP proposes to enhance Scipad by adding support for other encodings than the system encoding. The user will then be able to edit files encoded in UTF-8 or any other available encoding.</text:p>
      <text:h text:style-name="P4" text:outline-level="3">Rationale</text:h>
      <text:p text:style-name="P3">Scilab development is currently heading toward more internationalization. This trend brings the need for editing files containing text encoded in possibly different encoding than the system encoding.</text:p>
      <text:p text:style-name="P3">This is especially true when dealing with Scilab xml help files, which are a frequent use case for developers.</text:p>
      <text:p text:style-name="P3">The proposed enhancement aims at providing users the ability to load, edit and save text files in the encoding of their choice (that is: encodings the underlying Tcl installation knows about), all from within Scipad.</text:p>
      <text:h text:style-name="P4" text:outline-level="3"><text:span text:style-name="Teletype"><text:span text:style-name="T2">Implementation</text:span></text:span></text:h>
      <text:p text:style-name="P3">Implementation is based on the Tcl command <text:span text:style-name="T3">encoding</text:span>, see its documentation here:</text:p>
      <text:p text:style-name="P3"><text:a xlink:type="simple" xlink:href="http://www.tcl.tk/man/tcl8.5/TclCmd/encoding.htm">http://www.tcl.tk/man/tcl8.5/TclCmd/encoding.htm</text:a></text:p>
      <text:p text:style-name="P3">The default system encoding is the platform default encoding that will be detected at Scipad launch.</text:p>
      <text:p text:style-name="P3">A new menu will be added to the existing Options menu of Scipad, and will contain all the encodings available (i.e. <text:span text:style-name="T3">[encoding names]</text:span>) in a series of radiobuttons.</text:p>
      <text:p text:style-name="P3">The encoding name attached to a file will be a new property of each Scipad buffer: <text:span text:style-name="T3">$listoffile("$textarea",encoding)</text:span>. It is therefore not a global setting but is local and may be different for each buffer.</text:p>
      <text:p text:style-name="P3">When the user selects an item from the Encoding menu, it sets <text:span text:style-name="T3">$listoffile("$textarea",encoding)</text:span> to the selected encoding name and also switches the encoding used by Tcl to this selected encoding (<text:span text:style-name="T3">encoding system $newencoding</text:span>)</text:p>
      <text:p text:style-name="P3">When a file is read from disk or saved, <text:span text:style-name="T3">$listoffile("$textarea",encoding)</text:span> is used to configure the channel (f<text:span text:style-name="T3">configure $ch -encoding ...</text:span>), ensuring proper encoding of the file is exported to the OS (when saving) or used for file content interpretation (when loading).</text:p>
      <text:p text:style-name="P3"><text:soft-page-break/>Whenever the encoding currently used is different from the platform default encoding, this will be shown to the user in the Scipad title bar (and tile tile, if applicable) by appending a tag such as "(utf-8)". This is much the same principle as for the already existing "(modified)" or "(readonly)" tag. When the file encoding matches the default encoding, no tag will be appended, thus reducing unnecessary clutter.</text:p>
      <text:p text:style-name="P3">No additional tag will be added to the file names stored in the Windows menu of Scipad.</text:p>
      <text:p text:style-name="P3">The Scipad preferences file must be saved in the default platform system encoding, in order to preserve filepaths for later use from the MRU list in the File menu. Otherwise an attempt to open a recent file having special characters in its pathname may fail if the encoding currently selected in Scipad (which is used by the OS to parse the filepath) is not the platform system encoding.</text:p>
      <text:p text:style-name="P3">More generally, and for similar reasons, most files used internally by Scipad will always be read and saved using the platform default system encoding. This includes:</text:p>
      <text:list text:style-name="L4">
        <text:list-item>
          <text:p text:style-name="P13">the Scipad preferences file (read and written by Scipad)</text:p>
        </text:list-item>
        <text:list-item>
          <text:p text:style-name="P13">the temporary file that ScilabEval_lt will create if the command length is longer than bsiz (written by Scipad, read and executed by Scilab)</text:p>
        </text:list-item>
        <text:list-item>
          <text:p text:style-name="P13">the temporary file the debugger uses for exec-ing the non level zero code just before running the configured function (written by Scipad, read and executed by Scilab)</text:p>
        </text:list-item>
        <text:list-item>
          <text:p text:style-name="P13">the BUGS file (read by Scipad)</text:p>
        </text:list-item>
        <text:list-item>
          <text:p text:style-name="P13">the changelog.txt file (read by Scipad)</text:p>
        </text:list-item>
        <text:list-item>
          <text:p text:style-name="P13">the AddingTranslations.txt file (read by Scipad)</text:p>
        </text:list-item>
        <text:list-item>
          <text:p text:style-name="P13">the log file that can be used for debugging Scipad (written by Scipad, normally not geared in)</text:p>
        </text:list-item>
      </text:list>
      <text:p text:style-name="P3">Other internal files will use the current encoding:</text:p>
      <text:list text:style-name="L5">
        <text:list-item>
          <text:p text:style-name="P14">the temporary file created for printing an unsaved buffer (both on Windows and on Linux) (written by Scipad, read and executed by the underlying OS)</text:p>
        </text:list-item>
      </text:list>
      <text:p text:style-name="P3">The whole implementation of this SEP will only impact the scipad module of Scilab.</text:p>
      <text:h text:style-name="P4" text:outline-level="3"><text:span text:style-name="Teletype"><text:span text:style-name="T2">Typical use case in Scipad</text:span></text:span></text:h>
      <text:list text:style-name="L1">
        <text:list-item>
          <text:p text:style-name="P11">Select the encoding with which the next file should be read.</text:p>
        </text:list-item>
        <text:list-item>
          <text:p text:style-name="P11">Open the file.</text:p>
        </text:list-item>
        <text:list-item>
          <text:p text:style-name="P11">Fiddle with the content, add text, possibly switch buffers, select other encodings, etc.</text:p>
        </text:list-item>
        <text:list-item>
          <text:p text:style-name="P11">Before saving, select the encoding that Scipad shall use for saving the file.</text:p>
        </text:list-item>
        <text:list-item>
          <text:p text:style-name="P11">Save the file.</text:p>
        </text:list-item>
      </text:list>
      <text:h text:style-name="P4" text:outline-level="3"><text:span text:style-name="Teletype"><text:span text:style-name="T2">Alternatives</text:span></text:span></text:h>
      <text:p text:style-name="P3">None that I can see at the moment.</text:p>
      <text:p text:style-name="P3">It has been suggested to add an "Encoding" button in the file open/save dialogs themselves. On Windows this is just not possible because Tk is calling the platform native dialogs, which do not provide the ability to select an encoding. On Linux it would be possible, but it would mean tweaking the source code provided by the Tk package. This is not something we want to do, because it would cause a lot of headaches whenever the Tk version gets updated. Implementation of the file chooser is not part of the public interface of Tk. The public interface is limited to the single command tk_getOpenFile, which has no existing option to show an encoding pull down menu.</text:p>
      <text:h text:style-name="P4" text:outline-level="3"><text:soft-page-break/><text:span text:style-name="Teletype"><text:span text:style-name="T2">Compatibility</text:span></text:span></text:h>
      <text:p text:style-name="P3">This feature will be added in Scilab master GIT branch. There is no specific compatibility issue foreseen for the newly provided features covered by this SEP.</text:p>
      <text:h text:style-name="P4" text:outline-level="3"><text:span text:style-name="Teletype"><text:span text:style-name="T2">Limitations</text:span></text:span></text:h>
      <text:list text:style-name="L2">
        <text:list-item>
          <text:p text:style-name="P15">Encoding conversion</text:p>
        </text:list-item>
      </text:list>
      <text:p text:style-name="P3">Encoding conversion is not part of this SEP.</text:p>
      <text:p text:style-name="P3">This feature would take the current buffer as input. This content is supposed to be encoded in the currently selected encoding (encoding A). Scipad would then convert this content into a different encoding B, which would as a side effect become the current encoding for the file. This would be done in place in the current buffer.</text:p>
      <text:p text:style-name="P3">This encoding conversion function would certainly be handy, for instance when a file has been opened with the wrong encoding. Encoding conversion could then be used to check visually that the new encoding better fits the file content.</text:p>
      <text:p text:style-name="P3">This feature would be based on Tcl commands <text:span text:style-name="T3">encoding convertfrom</text:span> and <text:span text:style-name="T3">encoding convertto</text:span><text:span text:style-name="T4">.</text:span></text:p>
      <text:p text:style-name="P3">The present SEP could be augmented to include an encoding conversion feature. However, the discussion about this SEP on the dev. mailing list turned out to prove there is no interest for it.</text:p>
      <text:p text:style-name="P3"/>
      <text:list text:style-name="L2" text:continue-numbering="true">
        <text:list-item>
          <text:p text:style-name="P15">Auto-detection of encoding</text:p>
        </text:list-item>
      </text:list>
      <text:p text:style-name="P3">Although it would be convenient, this SEP does not propose auto-detection of encodings upon file reading. This is not a trivial topic, apart maybe for xml files. A few references are:</text:p>
      <text:p text:style-name="P3"><text:a xlink:type="simple" xlink:href="http://chardet.feedparser.org/docs/faq.html">http://chardet.feedparser.org/docs/faq.html</text:a></text:p>
      <text:p text:style-name="P3"><text:a xlink:type="simple" xlink:href="http://feedparser.org/docs/character-encoding.html">http://feedparser.org/docs/character-encoding.html</text:a></text:p>
      <text:p text:style-name="P3"><text:a xlink:type="simple" xlink:href="http://msdn.microsoft.com/en-us/library/aa741220(VS.85).aspx">http://msdn.microsoft.com/en-us/library/aa741220(VS.85).aspx</text:a></text:p>
      <text:p text:style-name="P3">The specific case of xml files is the only one in the typical Scilab workflow for which it would make sense to perform auto-detection of encoding. <text:s/>It is also the only case with a reasonably easy implementation. The proposed approach would be to parse the xml prolog for the "encoding" attribute. This prolog usually (at least in Scilab) looks like the following example:</text:p>
      <text:p text:style-name="P3"><text:tab/>&lt;?xml version="1.0" encoding="UTF-8"?&gt;</text:p>
      <text:p text:style-name="P3">In case such parsing fails, or if the encoding name found does not match any known encoding, Scipad would not attempt to change the encoding currently selected by the user.</text:p>
      <text:p text:style-name="P3">The present SEP could be augmented to include auto-detection of encoding for xml files. However, the discussion about this SEP on the dev. mailing list turned out to prove there is no interest for it.</text:p>
      <text:h text:style-name="P4" text:outline-level="3"><text:span text:style-name="Teletype"><text:span text:style-name="T2">Detailed reference implementation</text:span></text:span></text:h>
      <text:p text:style-name="P3">The diffs provided below are against the master git branch dated 22 dec. 2008 (Scipad 7.12)</text:p>
      <text:p text:style-name="P7"/>
      <text:p text:style-name="P8">--- tcl/msg_files/fr_fr.msg<text:tab/>Thu Dec 18 18:54:54 2008</text:p>
      <text:p text:style-name="P8">+++ tcl/msg_files/fr_fr.msg<text:tab/>Tue Dec 23 10:05:46 2008</text:p>
      <text:p text:style-name="P8">@@ -25,7 +25,7 @@</text:p>
      <text:p text:style-name="P8"><text:s/>#</text:p>
      <text:p text:style-name="P8"><text:s/></text:p>
      <text:p text:style-name="P8"><text:s/># Scipad texts in French by Francois Vogel</text:p>
      <text:p text:style-name="P8">-# in sync at least with v7.11</text:p>
      <text:p text:style-name="P8">+# in sync at least with v7.12.SEP12_V1.1</text:p>
      <text:p text:style-name="P8"><text:s/></text:p>
      <text:p text:style-name="P8"><text:s/></text:p>
      <text:p text:style-name="P8"><text:soft-page-break/><text:s/># commons</text:p>
      <text:p text:style-name="P8">@@ -640,6 +640,7 @@</text:p>
      <text:p text:style-name="P8"><text:s text:c="5"/>::msgcat::mcset fr_fr "Execution &amp;errors" "E&amp;rreurs d'exécution"</text:p>
      <text:p text:style-name="P8"><text:s text:c="9"/>::msgcat::mcset fr_fr "In Scilab &amp;shell only" "Dans la fenêtre &amp;Scilab seulement"</text:p>
      <text:p text:style-name="P8"><text:s text:c="9"/>::msgcat::mcset fr_fr "Copied in a &amp;message box" "Recopiées dans une &amp;boîte de dialogue"</text:p>
      <text:p text:style-name="P8">+ <text:s text:c="3"/>::msgcat::mcset fr_fr "Enc&amp;oding" "Encod&amp;age"</text:p>
      <text:p text:style-name="P8"><text:s text:c="5"/>::msgcat::mcset fr_fr "E&amp;xit options" "Option&amp;s de fermeture"</text:p>
      <text:p text:style-name="P8"><text:s text:c="9"/>::msgcat::mcset fr_fr "Show closure &amp;X" "Afficher le bouton &amp;X de fermeture"</text:p>
      <text:p text:style-name="P8"><text:s text:c="9"/>::msgcat::mcset fr_fr "Exit on &amp;last file close" "Quitte si &amp;dernier fichier fermé"</text:p>
      <text:p text:style-name="P8">--- tcl/buffernavigation.tcl<text:tab/>Mon Dec 22 10:29:44 2008</text:p>
      <text:p text:style-name="P8">+++ tcl/buffernavigation.tcl<text:tab/>Tue Dec 23 10:06:29 2008</text:p>
      <text:p text:style-name="P8">@@ -359,6 +359,7 @@</text:p>
      <text:p text:style-name="P8"><text:s/># Set all the settings such that $textarea becomes the current one</text:p>
      <text:p text:style-name="P8"><text:s text:c="5"/>global pad Scheme ColorizeIt listoffile textareaid</text:p>
      <text:p text:style-name="P8"><text:s text:c="5"/>global buffermodifiedsincelastsearch</text:p>
      <text:p text:style-name="P8">+ <text:s text:c="3"/>global currentencoding</text:p>
      <text:p text:style-name="P8"><text:s/></text:p>
      <text:p text:style-name="P8"><text:s text:c="5"/># clear the selection when leaving a buffer - check first that the</text:p>
      <text:p text:style-name="P8"><text:s text:c="5"/># textarea still exists because it might have been destroyed when</text:p>
      <text:p text:style-name="P8">@@ -377,6 +378,7 @@</text:p>
      <text:p text:style-name="P8"><text:s text:c="5"/>keyposn $textarea</text:p>
      <text:p text:style-name="P8"><text:s text:c="5"/>set Scheme $listoffile("$textarea",language)</text:p>
      <text:p text:style-name="P8"><text:s text:c="5"/>set ColorizeIt $listoffile("$textarea",colorize)</text:p>
      <text:p text:style-name="P8">+ <text:s text:c="3"/>set currentencoding $listoffile("$textarea",encoding)</text:p>
      <text:p text:style-name="P8"><text:s text:c="5"/>schememenus $textarea</text:p>
      <text:p text:style-name="P8"><text:s text:c="5"/>highlighttextarea $textarea</text:p>
      <text:p text:style-name="P8"><text:s text:c="5"/>TextStyles $textarea</text:p>
      <text:p text:style-name="P8">@@ -547,6 +549,7 @@</text:p>
      <text:p text:style-name="P8"><text:s/># it creates a new empty textarea</text:p>
      <text:p text:style-name="P8"><text:s text:c="5"/>global winopened listoffile</text:p>
      <text:p text:style-name="P8"><text:s text:c="5"/>global listoftextarea pad</text:p>
      <text:p text:style-name="P8">+ <text:s text:c="3"/>global defaultencoding</text:p>
      <text:p text:style-name="P8"><text:s/></text:p>
      <text:p text:style-name="P8"><text:s text:c="5"/># ensure that the cursor is changed to the default cursor</text:p>
      <text:p text:style-name="P8"><text:s text:c="5"/>event generate [gettextareacur] &lt;Leave&gt;</text:p>
      <text:p text:style-name="P8">@@ -565,6 +568,7 @@</text:p>
      <text:p text:style-name="P8"><text:s text:c="5"/>set listoffile("$pad.new$winopened",undostackdepth) 0</text:p>
      <text:p text:style-name="P8"><text:s text:c="5"/>set listoffile("$pad.new$winopened",redostackdepth) 0</text:p>
      <text:p text:style-name="P8"><text:s text:c="5"/>set listoffile("$pad.new$winopened",progressbar_id) ""</text:p>
      <text:p text:style-name="P8">+ <text:s text:c="3"/>set listoffile("$pad.new$winopened",encoding) $defaultencoding</text:p>
      <text:p text:style-name="P8"><text:s text:c="5"/>lappend listoftextarea $pad.new$winopened</text:p>
      <text:p text:style-name="P8"><text:s/></text:p>
      <text:p text:style-name="P8"><text:s text:c="5"/>addwindowsmenuentry $winopened $listoffile("$pad.new$winopened",displayedname)</text:p>
      <text:p text:style-name="P8">@@ -618,6 +622,7 @@</text:p>
      <text:p text:style-name="P8"><text:s text:c="5"/>set listoffile("$newta",undostackdepth) $listoffile("$ta",undostackdepth)</text:p>
      <text:p text:style-name="P8"><text:s text:c="5"/>set listoffile("$newta",redostackdepth) $listoffile("$ta",redostackdepth)</text:p>
      <text:p text:style-name="P8"><text:s text:c="5"/>set listoffile("$newta",progressbar_id) $listoffile("$ta",progressbar_id)</text:p>
      <text:p text:style-name="P8">+ <text:s text:c="3"/>set listoffile("$newta",encoding) $listoffile("$ta",encoding)</text:p>
      <text:p text:style-name="P8"><text:s text:c="5"/>lappend listoftextarea $newta</text:p>
      <text:p text:style-name="P8"><text:s/></text:p>
      <text:p text:style-name="P8"><text:s text:c="5"/>addwindowsmenuentry $winopened $listoffile("$pad.new$winopened",displayedname)</text:p>
      <text:p text:style-name="P8">--- tcl/db_debugsession.tcl<text:tab/>Sat Dec 13 16:24:14 2008</text:p>
      <text:p text:style-name="P8">+++ tcl/db_debugsession.tcl<text:tab/>Tue Dec 23 10:39:19 2008</text:p>
      <text:p text:style-name="P8">@@ -48,6 +48,7 @@</text:p>
      <text:p text:style-name="P8"><text:s text:c="5"/>global tmpdir</text:p>
      <text:p text:style-name="P8"><text:s text:c="5"/>global previousstopfun</text:p>
      <text:p text:style-name="P8"><text:s text:c="5"/>global bptsprops</text:p>
      <text:p text:style-name="P8">+ <text:s text:c="3"/>global defaultencoding</text:p>
      <text:p text:style-name="P8"><text:s/></text:p>
      <text:p text:style-name="P8"><text:s text:c="5"/>if {[isscilabbusy 5]} {return}</text:p>
      <text:p text:style-name="P8"><text:s text:c="5"/>showinfo $waitmessage</text:p>
      <text:p text:style-name="P8">@@ -114,6 +115,7 @@</text:p>
      <text:p text:style-name="P8"><text:s text:c="9"/>if {[catch {</text:p>
      <text:p text:style-name="P8"><text:s text:c="13"/>set fname [file join $tmpdir "Scipad_execfile_bp_tempfile.sci"]</text:p>
      <text:p text:style-name="P8"><text:s text:c="13"/>set fid [open $fname w]</text:p>
      <text:p text:style-name="P8">+ <text:s text:c="11"/>fconfigure $fid -encoding $defaultencoding</text:p>
      <text:p text:style-name="P8"><text:s text:c="13"/>puts $fid $allfuntexts</text:p>
      <text:p text:style-name="P8"><text:s text:c="13"/>close $fid</text:p>
      <text:p text:style-name="P8"><text:s text:c="13"/>ScilabEval_lt "exec(\"$fname\");" "sync" "seq"</text:p>
      <text:p text:style-name="P8">--- tcl/defaults.tcl<text:tab/>Sat Dec 20 11:23:56 2008</text:p>
      <text:p text:style-name="P8">+++ tcl/defaults.tcl<text:tab/>Tue Dec 23 10:28:09 2008</text:p>
      <text:p text:style-name="P8">@@ -296,6 +296,10 @@</text:p>
      <text:p text:style-name="P8"><text:s/># frame pathname in which $textarea is packed, or "none" if it is not packed</text:p>
      <text:p text:style-name="P8"><text:s/>array unset pwframe</text:p>
      <text:p text:style-name="P8"><text:s/></text:p>
      <text:p text:style-name="P8">+# default encoding is the system native encoding</text:p>
      <text:p text:style-name="P8">+set defaultencoding [encoding system]</text:p>
      <text:p text:style-name="P8">+set currentencoding $defaultencoding</text:p>
      <text:p text:style-name="P8">+</text:p>
      <text:p text:style-name="P8"><text:s/>#############</text:p>
      <text:p text:style-name="P8"><text:soft-page-break/><text:s/># source the user preferences file if any</text:p>
      <text:p text:style-name="P8"><text:s/># this must happen after the locale selection from Scilab's getlanguage() above</text:p>
      <text:p text:style-name="P8">--- tcl/filecommands.tcl<text:tab/>Mon Dec 22 10:35:06 2008</text:p>
      <text:p text:style-name="P8">+++ tcl/filecommands.tcl<text:tab/>Tue Dec 23 11:38:35 2008</text:p>
      <text:p text:style-name="P8">@@ -111,6 +111,10 @@</text:p>
      <text:p text:style-name="P8"><text:s/># <text:s text:c="6"/>true: file gets colorized</text:p>
      <text:p text:style-name="P8"><text:s/># <text:s text:c="6"/>false: no colorization for this file</text:p>
      <text:p text:style-name="P8"><text:s/>#</text:p>
      <text:p text:style-name="P8">+# <text:s text:c="4"/>listoffile("$ta",encoding)</text:p>
      <text:p text:style-name="P8">+# <text:s text:c="6"/>name of the encoding in which the file is stored,</text:p>
      <text:p text:style-name="P8">+# <text:s text:c="6"/>e.g. utf-8 or euc-jp or cp1252 or a lot of other possibilities</text:p>
      <text:p text:style-name="P8">+#</text:p>
      <text:p text:style-name="P8"><text:s/># <text:s text:c="2"/>The windows menu entries are radionbuttons, with the following</text:p>
      <text:p text:style-name="P8"><text:s/># <text:s text:c="2"/>properties:</text:p>
      <text:p text:style-name="P8"><text:s/># <text:s text:c="4"/>-value is $winopened</text:p>
      <text:p text:style-name="P8">@@ -135,6 +139,7 @@</text:p>
      <text:p text:style-name="P8"><text:s/>proc filesetasnew {} {</text:p>
      <text:p text:style-name="P8"><text:s text:c="5"/>global winopened listoffile</text:p>
      <text:p text:style-name="P8"><text:s text:c="5"/>global listoftextarea pad</text:p>
      <text:p text:style-name="P8">+ <text:s text:c="3"/>global defaultencoding</text:p>
      <text:p text:style-name="P8"><text:s/></text:p>
      <text:p text:style-name="P8"><text:s text:c="5"/># ensure that the cursor is changed to the default cursor</text:p>
      <text:p text:style-name="P8"><text:s text:c="5"/>event generate [gettextareacur] &lt;Leave&gt;</text:p>
      <text:p text:style-name="P8">@@ -151,6 +156,7 @@</text:p>
      <text:p text:style-name="P8"><text:s text:c="5"/>set listoffile("$pad.new$winopened",undostackdepth) 0</text:p>
      <text:p text:style-name="P8"><text:s text:c="5"/>set listoffile("$pad.new$winopened",redostackdepth) 0</text:p>
      <text:p text:style-name="P8"><text:s text:c="5"/>set listoffile("$pad.new$winopened",progressbar_id) ""</text:p>
      <text:p text:style-name="P8">+ <text:s text:c="3"/>set listoffile("$pad.new$winopened",encoding) $defaultencoding</text:p>
      <text:p text:style-name="P8"><text:s text:c="5"/>lappend listoftextarea $pad.new$winopened</text:p>
      <text:p text:style-name="P8"><text:s/></text:p>
      <text:p text:style-name="P8"><text:s text:c="5"/>addwindowsmenuentry $winopened $listoffile("$pad.new$winopened",displayedname)</text:p>
      <text:p text:style-name="P8">@@ -341,6 +347,7 @@</text:p>
      <text:p text:style-name="P8"><text:s text:c="9"/>unset listoffile("$textarea",undostackdepth)</text:p>
      <text:p text:style-name="P8"><text:s text:c="9"/>unset listoffile("$textarea",redostackdepth)</text:p>
      <text:p text:style-name="P8"><text:s text:c="9"/>unset listoffile("$textarea",progressbar_id)</text:p>
      <text:p text:style-name="P8">+ <text:s text:c="7"/>unset listoffile("$textarea",encoding)</text:p>
      <text:p text:style-name="P8"><text:s/></text:p>
      <text:p text:style-name="P8"><text:s text:c="9"/># the rest of this proc is similar to proc hidetext,</text:p>
      <text:p text:style-name="P8"><text:s text:c="9"/># but not identical</text:p>
      <text:p text:style-name="P8">@@ -839,6 +846,8 @@</text:p>
      <text:p text:style-name="P8"><text:s/># $file is not opened - this sets the $listoffile area values for that file</text:p>
      <text:p text:style-name="P8"><text:s/># and adds an entry in the windows menu</text:p>
      <text:p text:style-name="P8"><text:s text:c="5"/>global winopened pad listoffile</text:p>
      <text:p text:style-name="P8">+ <text:s text:c="3"/>global currentencoding</text:p>
      <text:p text:style-name="P8">+</text:p>
      <text:p text:style-name="P8"><text:s text:c="5"/>incr winopened</text:p>
      <text:p text:style-name="P8"><text:s text:c="5"/>dupWidgetOption [gettextareacur] $pad.new$winopened</text:p>
      <text:p text:style-name="P8"><text:s text:c="5"/>set listoffile("$pad.new$winopened",fullname) [file normalize $file]</text:p>
      <text:p text:style-name="P8">@@ -855,6 +864,8 @@</text:p>
      <text:p text:style-name="P8"><text:s text:c="5"/>set listoffile("$pad.new$winopened",undostackdepth) 0</text:p>
      <text:p text:style-name="P8"><text:s text:c="5"/>set listoffile("$pad.new$winopened",redostackdepth) 0</text:p>
      <text:p text:style-name="P8"><text:s text:c="5"/>set listoffile("$pad.new$winopened",progressbar_id) ""</text:p>
      <text:p text:style-name="P8">+ <text:s text:c="3"/># there is no automatic detection of encoding (so far) &lt;TODO&gt;: do it at least for xml files</text:p>
      <text:p text:style-name="P8">+ <text:s text:c="3"/>set listoffile("$pad.new$winopened",encoding) $currentencoding</text:p>
      <text:p text:style-name="P8"><text:s/></text:p>
      <text:p text:style-name="P8"><text:s text:c="5"/>addwindowsmenuentry $winopened $listoffile("$pad.new$winopened",displayedname)</text:p>
      <text:p text:style-name="P8"><text:s/>}</text:p>
      <text:p text:style-name="P8">@@ -900,6 +911,7 @@</text:p>
      <text:p text:style-name="P8"><text:s/># really open/read a file from disk</text:p>
      <text:p text:style-name="P8"><text:s/># all readability tests have normally been done before</text:p>
      <text:p text:style-name="P8"><text:s text:c="5"/>global listoftextarea pad closeinitialbufferallowed</text:p>
      <text:p text:style-name="P8">+ <text:s text:c="3"/>global listoffile</text:p>
      <text:p text:style-name="P8"><text:s text:c="5"/>set msgWait [mc "Wait seconds while loading and colorizing file"]</text:p>
      <text:p text:style-name="P8"><text:s text:c="5"/>showinfo $msgWait</text:p>
      <text:p text:style-name="P8"><text:s text:c="5"/>lappend listoftextarea $textarea</text:p>
      <text:p text:style-name="P8">@@ -908,6 +920,7 @@</text:p>
      <text:p text:style-name="P8"><text:s text:c="9"/>closefile $pad.new1</text:p>
      <text:p text:style-name="P8"><text:s text:c="5"/>}</text:p>
      <text:p text:style-name="P8"><text:s text:c="5"/>set newnamefile [open $thefile r]</text:p>
      <text:p text:style-name="P8">+ <text:s text:c="3"/>fconfigure $newnamefile -encoding $listoffile("$textarea",encoding)</text:p>
      <text:p text:style-name="P8"><text:s text:c="5"/>while {![eof $newnamefile]} {</text:p>
      <text:p text:style-name="P8"><text:s text:c="9"/>$textarea insert end [read -nonewline $newnamefile ]</text:p>
      <text:p text:style-name="P8"><text:s text:c="5"/>}</text:p>
      <text:p text:style-name="P8">@@ -1138,7 +1151,7 @@</text:p>
      <text:p text:style-name="P8"><text:s/># really write the file onto the disk</text:p>
      <text:p text:style-name="P8"><text:s/># all writability tests have normally been done before</text:p>
      <text:p text:style-name="P8"><text:s text:c="5"/>global filebackupdepth tcl_platform</text:p>
      <text:p text:style-name="P8">- <text:s text:c="3"/>global pad</text:p>
      <text:p text:style-name="P8">+ <text:s text:c="3"/>global pad listoffile</text:p>
      <text:p text:style-name="P8"><text:s/></text:p>
      <text:p text:style-name="P8"><text:soft-page-break/><text:s text:c="5"/>if {$nobackupskip} {</text:p>
      <text:p text:style-name="P8"><text:s text:c="9"/>backupfile $nametosave $filebackupdepth</text:p>
      <text:p text:style-name="P8">@@ -1187,6 +1200,7 @@</text:p>
      <text:p text:style-name="P8"><text:s text:c="5"/>}</text:p>
      <text:p text:style-name="P8"><text:s/></text:p>
      <text:p text:style-name="P8"><text:s text:c="5"/>set FileNameToSave [open $nametosave w]</text:p>
      <text:p text:style-name="P8">+ <text:s text:c="3"/>fconfigure $FileNameToSave -encoding $listoffile("$textarea",encoding)</text:p>
      <text:p text:style-name="P8"><text:s text:c="5"/>puts -nonewline $FileNameToSave [$pad.temptextwidget get 1.0 end]</text:p>
      <text:p text:style-name="P8"><text:s text:c="5"/>close $FileNameToSave</text:p>
      <text:p text:style-name="P8"><text:s/></text:p>
      <text:p text:style-name="P8">@@ -1199,9 +1213,14 @@</text:p>
      <text:p text:style-name="P8"><text:s/></text:p>
      <text:p text:style-name="P8"><text:s/>proc savepreferences {} {</text:p>
      <text:p text:style-name="P8"><text:s text:c="3"/>global env listofpref listofpref_list</text:p>
      <text:p text:style-name="P8">+ <text:s/>global defaultencoding</text:p>
      <text:p text:style-name="P8"><text:s text:c="3"/>set preffilename [file join $env(SCIHOME) .SciPadPreferences.tcl]</text:p>
      <text:p text:style-name="P8"><text:s text:c="3"/>catch {</text:p>
      <text:p text:style-name="P8"><text:s text:c="5"/>set preffile [open $preffilename w]</text:p>
      <text:p text:style-name="P8">+ <text:s text:c="3"/># the preferences file is always saved with the default platform system encoding</text:p>
      <text:p text:style-name="P8">+ <text:s text:c="3"/># this avoids to source it later in an encoding different than the platform</text:p>
      <text:p text:style-name="P8">+ <text:s text:c="3"/># native encoding, which is a feature available only from Tcl 8.5 onwards</text:p>
      <text:p text:style-name="P8">+ <text:s text:c="3"/>fconfigure $preffile -encoding $defaultencoding</text:p>
      <text:p text:style-name="P8"><text:s text:c="5"/>foreach opt $listofpref {</text:p>
      <text:p text:style-name="P8"><text:s text:c="9"/>global $opt</text:p>
      <text:p text:style-name="P8"><text:s text:c="9"/>puts $preffile [concat "set $opt" \{[set $opt]\}]</text:p>
      <text:p text:style-name="P8">@@ -1271,6 +1290,7 @@</text:p>
      <text:p text:style-name="P8"><text:s text:c="9"/>}</text:p>
      <text:p text:style-name="P8"><text:s text:c="9"/>if {$answer == yes} {</text:p>
      <text:p text:style-name="P8"><text:s text:c="13"/>set oldfile [open $thefile r]</text:p>
      <text:p text:style-name="P8">+ <text:s text:c="11"/>fconfigure $oldfile -encoding $listoffile("$textarea",encoding)</text:p>
      <text:p text:style-name="P8"><text:s text:c="13"/>$textarea delete 1.0 end </text:p>
      <text:p text:style-name="P8"><text:s text:c="13"/>while {![eof $oldfile]} {</text:p>
      <text:p text:style-name="P8"><text:s text:c="17"/>$textarea insert end [read -nonewline $oldfile ] </text:p>
      <text:p text:style-name="P8">@@ -1330,6 +1350,24 @@</text:p>
      <text:p text:style-name="P8"><text:s text:c="5"/>foreach ta [filteroutpeers $listoftextarea] {</text:p>
      <text:p text:style-name="P8"><text:s text:c="9"/>checkiffilechangedondisk $ta</text:p>
      <text:p text:style-name="P8"><text:s text:c="5"/>}</text:p>
      <text:p text:style-name="P8">+}</text:p>
      <text:p text:style-name="P8">+</text:p>
      <text:p text:style-name="P8">+##################################################</text:p>
      <text:p text:style-name="P8">+# file encoding procs</text:p>
      <text:p text:style-name="P8">+##################################################</text:p>
      <text:p text:style-name="P8">+proc setencoding {} {</text:p>
      <text:p text:style-name="P8">+# set the encoding property of the current buffer to be the encoding</text:p>
      <text:p text:style-name="P8">+# currently selected in the encoding options menu</text:p>
      <text:p text:style-name="P8">+# this proc is called when selecting any option of this menu</text:p>
      <text:p text:style-name="P8">+ <text:s text:c="3"/>global currentencoding listoffile</text:p>
      <text:p text:style-name="P8">+ <text:s text:c="3"/>set textarea [gettextareacur]</text:p>
      <text:p text:style-name="P8">+ <text:s text:c="3"/>foreach ta [getfullpeerset $textarea] {</text:p>
      <text:p text:style-name="P8">+ <text:s text:c="7"/>set listoffile("$ta",encoding) $currentencoding</text:p>
      <text:p text:style-name="P8">+ <text:s text:c="7"/>modifiedtitle $ta</text:p>
      <text:p text:style-name="P8">+ <text:s text:c="3"/>}</text:p>
      <text:p text:style-name="P8">+ <text:s text:c="3"/># this is mandatory because any system calls get mangled otherwise</text:p>
      <text:p text:style-name="P8">+ <text:s text:c="3"/># such as passing a filename to the system</text:p>
      <text:p text:style-name="P8">+ <text:s text:c="3"/>encoding system $currentencoding</text:p>
      <text:p text:style-name="P8"><text:s/>}</text:p>
      <text:p text:style-name="P8"><text:s/></text:p>
      <text:p text:style-name="P8"><text:s/>##################################################</text:p>
      <text:p text:style-name="P8">--- tcl/helps.tcl<text:tab/>Thu Nov 13 21:23:20 2008</text:p>
      <text:p text:style-name="P8">+++ tcl/helps.tcl<text:tab/>Tue Dec 23 10:43:06 2008</text:p>
      <text:p text:style-name="P8">@@ -97,6 +97,7 @@</text:p>
      <text:p text:style-name="P8"><text:s/># a generic scrollable messagewindow, which displays the content of a text file</text:p>
      <text:p text:style-name="P8"><text:s/>proc textbox {textfile {wtitle ""}} {</text:p>
      <text:p text:style-name="P8"><text:s text:c="5"/>global pad menuFont textFont</text:p>
      <text:p text:style-name="P8">+ <text:s text:c="3"/>global defaultencoding</text:p>
      <text:p text:style-name="P8"><text:s text:c="5"/>if {$wtitle == ""} {set wtitle $textfile}</text:p>
      <text:p text:style-name="P8"><text:s text:c="5"/>set tbox $pad.textbox</text:p>
      <text:p text:style-name="P8"><text:s text:c="5"/>catch {destroy $tbox}</text:p>
      <text:p text:style-name="P8">@@ -107,8 +108,9 @@</text:p>
      <text:p text:style-name="P8"><text:s text:c="5"/>frame $tbox.f1</text:p>
      <text:p text:style-name="P8"><text:s text:c="5"/>text $tbox.text -font $textFont</text:p>
      <text:p text:style-name="P8"><text:s text:c="5"/>set newnamefile [open $textfile r]</text:p>
      <text:p text:style-name="P8">+ <text:s text:c="3"/>fconfigure $newnamefile -encoding $defaultencoding</text:p>
      <text:p text:style-name="P8"><text:s text:c="5"/>while {![eof $newnamefile]} {</text:p>
      <text:p text:style-name="P8">- <text:s text:c="11"/>$tbox.text insert end [read -nonewline $newnamefile ] </text:p>
      <text:p text:style-name="P8">+ <text:s text:c="7"/>$tbox.text insert end [read -nonewline $newnamefile ] </text:p>
      <text:p text:style-name="P8"><text:s text:c="5"/>}</text:p>
      <text:p text:style-name="P8"><text:s text:c="5"/>close $newnamefile</text:p>
      <text:p text:style-name="P8"><text:s/>if {0} {</text:p>
      <text:p text:style-name="P8">--- tcl/infomessages.tcl<text:tab/>Thu Dec 18 18:54:54 2008</text:p>
      <text:p text:style-name="P8"><text:soft-page-break/>+++ tcl/infomessages.tcl<text:tab/>Tue Dec 23 10:09:53 2008</text:p>
      <text:p text:style-name="P8">@@ -173,24 +173,30 @@</text:p>
      <text:p text:style-name="P8"><text:s/></text:p>
      <text:p text:style-name="P8"><text:s/>proc modifiedtitle {textarea {panesonly "false"}} {</text:p>
      <text:p text:style-name="P8"><text:s/># Set the Scipad window title to the name of the file displayed in $textarea</text:p>
      <text:p text:style-name="P8">-# and add tags (modified, readonly)</text:p>
      <text:p text:style-name="P8">+# and add tags (modified, readonly, encoding (if different from the system</text:p>
      <text:p text:style-name="P8">+# encoding at Scipad startup))</text:p>
      <text:p text:style-name="P8"><text:s/># Do the same for the pane title if it exists (i.e. if not maximized)</text:p>
      <text:p text:style-name="P8"><text:s/># Update also the visual indications of the modified state of the buffer.</text:p>
      <text:p text:style-name="P8"><text:s/># This includes title bar, colorization of the windows menu entry and</text:p>
      <text:p text:style-name="P8"><text:s/># colorization of an area in the status bar</text:p>
      <text:p text:style-name="P8"><text:s text:c="5"/>global pad winTitle ScipadVersion listoffile</text:p>
      <text:p text:style-name="P8"><text:s text:c="5"/>global MenuEntryId</text:p>
      <text:p text:style-name="P8">- <text:s text:c="3"/>set fname $listoffile("$textarea",displayedname)</text:p>
      <text:p text:style-name="P8">- <text:s text:c="3"/>set ind [extractindexfromlabel $pad.filemenu.wind $fname]</text:p>
      <text:p text:style-name="P8">- <text:s text:c="3"/>set mod1 ""; set mod2 ""</text:p>
      <text:p text:style-name="P8">+ <text:s text:c="3"/>global defaultencoding</text:p>
      <text:p text:style-name="P8">+</text:p>
      <text:p text:style-name="P8"><text:s text:c="5"/>if {$listoffile("$textarea",readonly) == 1} { </text:p>
      <text:p text:style-name="P8"><text:s text:c="9"/>set mod1 [mc " \[ReadOnly\]"]</text:p>
      <text:p text:style-name="P8">+ <text:s text:c="3"/>} else {</text:p>
      <text:p text:style-name="P8">+ <text:s text:c="7"/>set mod1 ""</text:p>
      <text:p text:style-name="P8"><text:s text:c="5"/>}</text:p>
      <text:p text:style-name="P8">+</text:p>
      <text:p text:style-name="P8"><text:s text:c="5"/>if {[isanymodified]} {</text:p>
      <text:p text:style-name="P8"><text:s text:c="9"/>$pad.statusind configure -background PeachPuff</text:p>
      <text:p text:style-name="P8"><text:s text:c="5"/>} else {</text:p>
      <text:p text:style-name="P8"><text:s text:c="9"/>$pad.statusind configure -background [$pad.filemenu cget -background]</text:p>
      <text:p text:style-name="P8"><text:s text:c="5"/>}</text:p>
      <text:p text:style-name="P8">+</text:p>
      <text:p text:style-name="P8">+ <text:s text:c="3"/>set fname $listoffile("$textarea",displayedname)</text:p>
      <text:p text:style-name="P8">+ <text:s text:c="3"/>set ind [extractindexfromlabel $pad.filemenu.wind $fname]</text:p>
      <text:p text:style-name="P8"><text:s text:c="5"/>if {[ismodified $textarea]} {</text:p>
      <text:p text:style-name="P8"><text:s text:c="9"/>set mod2 [mc " (modified)"]</text:p>
      <text:p text:style-name="P8"><text:s text:c="9"/>if {$ind !=-1} {</text:p>
      <text:p text:style-name="P8">@@ -198,25 +204,35 @@</text:p>
      <text:p text:style-name="P8"><text:s text:c="15"/>-activebackground LightSalmon</text:p>
      <text:p text:style-name="P8"><text:s text:c="9"/>}</text:p>
      <text:p text:style-name="P8"><text:s text:c="9"/>$pad.statusind configure -background Salmon</text:p>
      <text:p text:style-name="P8">- <text:s text:c="3"/>} else { <text:s/></text:p>
      <text:p text:style-name="P8">+ <text:s text:c="3"/>} else { </text:p>
      <text:p text:style-name="P8">+ <text:s text:c="7"/>set mod2 "" </text:p>
      <text:p text:style-name="P8"><text:s text:c="9"/>if {$ind !=-1} {</text:p>
      <text:p text:style-name="P8"><text:s text:c="13"/>$pad.filemenu.wind entryconfigure $ind -background "" \</text:p>
      <text:p text:style-name="P8"><text:s text:c="16"/>-activebackground ""</text:p>
      <text:p text:style-name="P8"><text:s text:c="9"/>}</text:p>
      <text:p text:style-name="P8"><text:s text:c="5"/>}</text:p>
      <text:p text:style-name="P8">+</text:p>
      <text:p text:style-name="P8">+ <text:s text:c="3"/>if {$listoffile("$textarea",encoding) != $defaultencoding} {</text:p>
      <text:p text:style-name="P8">+ <text:s text:c="7"/>set mod3 " ($listoffile("$textarea",encoding))"</text:p>
      <text:p text:style-name="P8">+ <text:s text:c="3"/>} else {</text:p>
      <text:p text:style-name="P8">+ <text:s text:c="7"/>set mod3 ""</text:p>
      <text:p text:style-name="P8">+ <text:s text:c="3"/>}</text:p>
      <text:p text:style-name="P8">+</text:p>
      <text:p text:style-name="P8"><text:s text:c="5"/>if {$panesonly == "false"} {</text:p>
      <text:p text:style-name="P8"><text:s text:c="9"/># catched because scan will fail when launched from wish</text:p>
      <text:p text:style-name="P8"><text:s text:c="9"/>if {[catch {</text:p>
      <text:p text:style-name="P8"><text:s text:c="13"/>scan $ScipadVersion "%s - %s" ScipadVersionNumber ScipadVersionString</text:p>
      <text:p text:style-name="P8">- <text:s text:c="11"/>wm title $pad "$winTitle $ScipadVersionNumber - $fname$mod1$mod2"</text:p>
      <text:p text:style-name="P8">+ <text:s text:c="11"/>wm title $pad "$winTitle $ScipadVersionNumber - $fname$mod1$mod2$mod3"</text:p>
      <text:p text:style-name="P8"><text:s text:c="20"/>}] } {</text:p>
      <text:p text:style-name="P8">- <text:s text:c="11"/>wm title $pad "$winTitle - $fname$mod1$mod2"</text:p>
      <text:p text:style-name="P8">+ <text:s text:c="11"/>wm title $pad "$winTitle - $fname$mod1$mod2$mod3"</text:p>
      <text:p text:style-name="P8"><text:s text:c="9"/>}</text:p>
      <text:p text:style-name="P8"><text:s text:c="5"/>}</text:p>
      <text:p text:style-name="P8">+</text:p>
      <text:p text:style-name="P8"><text:s text:c="5"/>if {[isdisplayed $textarea]} {</text:p>
      <text:p text:style-name="P8"><text:s text:c="9"/>[getpaneframename $textarea].panetitle configure \</text:p>
      <text:p text:style-name="P8">- <text:s text:c="9"/>-text "$fname$mod1$mod2"</text:p>
      <text:p text:style-name="P8">+ <text:s text:c="9"/>-text "$fname$mod1$mod2$mod3"</text:p>
      <text:p text:style-name="P8"><text:s text:c="5"/>}</text:p>
      <text:p text:style-name="P8">+</text:p>
      <text:p text:style-name="P8"><text:s text:c="5"/>if {[ismodified $textarea] &amp;&amp; \</text:p>
      <text:p text:style-name="P8"><text:s text:c="11"/>$listoffile("$textarea",thetime) !=0} { </text:p>
      <text:p text:style-name="P8"><text:s text:c="9"/>$pad.filemenu.files entryconfigure \</text:p>
      <text:p text:style-name="P8">--- tcl/mainwindow.tcl<text:tab/>Thu Dec 18 18:54:54 2008</text:p>
      <text:p text:style-name="P8">+++ tcl/mainwindow.tcl<text:tab/>Tue Dec 23 10:10:09 2008</text:p>
      <text:p text:style-name="P8">@@ -42,6 +42,7 @@</text:p>
      <text:p text:style-name="P8"><text:s/>set listoffile("$pad.new$winopened",undostackdepth) 0; # used to enable/disable the undo menu entry</text:p>
      <text:p text:style-name="P8"><text:soft-page-break/><text:s/>set listoffile("$pad.new$winopened",redostackdepth) 0; # used to enable/disable the redo menu entry</text:p>
      <text:p text:style-name="P8"><text:s/>set listoffile("$pad.new$winopened",progressbar_id) ""; # colorization progressbar identifier</text:p>
      <text:p text:style-name="P8">+set listoffile("$pad.new$winopened",encoding) $defaultencoding</text:p>
      <text:p text:style-name="P8"><text:s/></text:p>
      <text:p text:style-name="P8"><text:s/>set chset() <text:s text:c="16"/>{} </text:p>
      <text:p text:style-name="P8"><text:s/>set words() <text:s text:c="16"/>{} <text:s/></text:p>
      <text:p text:style-name="P8">--- tcl/menues.tcl<text:tab/>Sat Dec 20 23:16:56 2008</text:p>
      <text:p text:style-name="P8">+++ tcl/menues.tcl<text:tab/>Tue Dec 23 11:39:23 2008</text:p>
      <text:p text:style-name="P8">@@ -33,6 +33,7 @@</text:p>
      <text:p text:style-name="P8"><text:s text:c="5"/>global Shift_Tab</text:p>
      <text:p text:style-name="P8"><text:s text:c="5"/>foreach c1 "$bgcolors $fgcolors" {global $c1}</text:p>
      <text:p text:style-name="P8"><text:s text:c="5"/>global Tk85</text:p>
      <text:p text:style-name="P8">+ <text:s text:c="3"/>global currentencoding</text:p>
      <text:p text:style-name="P8"><text:s/></text:p>
      <text:p text:style-name="P8"><text:s text:c="5"/>#destroy old menues (used when changing language)</text:p>
      <text:p text:style-name="P8"><text:s text:c="5"/>foreach w [winfo children $pad.filemenu] {</text:p>
      <text:p text:style-name="P8">@@ -380,7 +381,7 @@</text:p>
      <text:p text:style-name="P8"><text:s text:c="17"/>-variable lang -value $l -command relocalize"</text:p>
      <text:p text:style-name="P8"><text:s text:c="9"/>}</text:p>
      <text:p text:style-name="P8"><text:s text:c="5"/>}</text:p>
      <text:p text:style-name="P8">-# feature temporary disabled as not yet 100% ok (see bindings/issues.txt)</text:p>
      <text:p text:style-name="P8">+# feature enabled yet not 100% ok (see bindings/issues.txt) - teasing!</text:p>
      <text:p text:style-name="P8"><text:s text:c="5"/>menu $pad.filemenu.options.bindings -tearoff 0</text:p>
      <text:p text:style-name="P8"><text:s text:c="5"/>eval "$pad.filemenu.options add cascade [me "&amp;Bindings style"] \</text:p>
      <text:p text:style-name="P8"><text:s text:c="12"/>-menu $pad.filemenu.options.bindings "</text:p>
      <text:p text:style-name="P8">@@ -405,6 +406,13 @@</text:p>
      <text:p text:style-name="P8"><text:s text:c="9"/>eval "$pad.filemenu.options.messageboxes add radiobutton \</text:p>
      <text:p text:style-name="P8"><text:s text:c="13"/>[me "Copied in a &amp;message box"] \</text:p>
      <text:p text:style-name="P8"><text:s text:c="14"/>-value true -variable ScilabErrorMessageBox"</text:p>
      <text:p text:style-name="P8">+ <text:s text:c="3"/>eval "$pad.filemenu.options add cascade [me "Enc&amp;oding"] \</text:p>
      <text:p text:style-name="P8">+ <text:s text:c="14"/>-menu $pad.filemenu.options.encodings"</text:p>
      <text:p text:style-name="P8">+ <text:s text:c="7"/>menu $pad.filemenu.options.encodings -tearoff 1</text:p>
      <text:p text:style-name="P8">+ <text:s text:c="7"/>foreach en [lsort -dictionary [encoding names]] {</text:p>
      <text:p text:style-name="P8">+ <text:s text:c="11"/>$pad.filemenu.options.encodings add radiobutton -label $en \</text:p>
      <text:p text:style-name="P8">+ <text:s text:c="15"/>-command {setencoding} -value $en -variable currentencoding</text:p>
      <text:p text:style-name="P8">+ <text:s text:c="7"/>}</text:p>
      <text:p text:style-name="P8"><text:s text:c="5"/>menu $pad.filemenu.options.exitopts -tearoff 0</text:p>
      <text:p text:style-name="P8"><text:s text:c="5"/>eval "$pad.filemenu.options add cascade [me "E&amp;xit options"] \</text:p>
      <text:p text:style-name="P8"><text:s text:c="12"/>-menu $pad.filemenu.options.exitopts "</text:p>
      <text:p text:style-name="P8">--- tcl/print.tcl<text:tab/>Mon Dec 22 10:38:12 2008</text:p>
      <text:p text:style-name="P8">+++ tcl/print.tcl<text:tab/>Tue Dec 23 10:48:10 2008</text:p>
      <text:p text:style-name="P8">@@ -94,6 +94,7 @@</text:p>
      <text:p text:style-name="P8"><text:s text:c="5"/>if {[ismodified $textarea] ||</text:p>
      <text:p text:style-name="P8"><text:s text:c="9"/>![file exists $listoffile("$textarea",fullname)]} {</text:p>
      <text:p text:style-name="P8"><text:s text:c="9"/>set TempPrintFile [open /tmp/SciPadtmpfile w]</text:p>
      <text:p text:style-name="P8">+ <text:s text:c="7"/>fconfigure $TempPrintFile -encoding $listoffile("$textarea",encoding)</text:p>
      <text:p text:style-name="P8"><text:s text:c="9"/>puts -nonewline $TempPrintFile [$textarea get 1.0 end]</text:p>
      <text:p text:style-name="P8"><text:s text:c="9"/>close $TempPrintFile</text:p>
      <text:p text:style-name="P8"><text:s text:c="9"/>catch {eval exec "$printCommand /tmp/SciPadtmpfile"} result</text:p>
      <text:p text:style-name="P8">@@ -120,6 +121,7 @@</text:p>
      <text:p text:style-name="P8"><text:s text:c="9"/>![file exists $listoffile("$textarea",fullname)]} {</text:p>
      <text:p text:style-name="P8"><text:s text:c="9"/>set fname [file join $tmpdir SciPadtmpfile]</text:p>
      <text:p text:style-name="P8"><text:s text:c="9"/>set TempPrintFile [open $fname w]</text:p>
      <text:p text:style-name="P8">+ <text:s text:c="7"/>fconfigure $TempPrintFile -encoding $listoffile("$textarea",encoding)</text:p>
      <text:p text:style-name="P8"><text:s text:c="9"/>puts -nonewline $TempPrintFile [$textarea get 1.0 end]</text:p>
      <text:p text:style-name="P8"><text:s text:c="9"/>close $TempPrintFile</text:p>
      <text:p text:style-name="P8"><text:s text:c="9"/>ScilabEval_lt "toprint(\"$fname\")" "sync"</text:p>
      <text:p text:style-name="P8">--- tcl/scilabexec.tcl<text:tab/>Sat Dec 13 16:24:14 2008</text:p>
      <text:p text:style-name="P8">+++ tcl/scilabexec.tcl<text:tab/>Tue Dec 23 10:57:32 2008</text:p>
      <text:p text:style-name="P8">@@ -366,6 +366,7 @@</text:p>
      <text:p text:style-name="P8"><text:s/></text:p>
      <text:p text:style-name="P8"><text:s text:c="5"/>global tmpdir</text:p>
      <text:p text:style-name="P8"><text:s text:c="5"/>global pad</text:p>
      <text:p text:style-name="P8">+ <text:s text:c="3"/>global defaultencoding</text:p>
      <text:p text:style-name="P8"><text:s/></text:p>
      <text:p text:style-name="P8"><text:s text:c="5"/>set bsiz_1 <text:s/>4095 <text:s text:c="2"/>;# Must be consistent with bsiz defined in stack.h</text:p>
      <text:p text:style-name="P8"><text:s text:c="5"/>set lsiz_1 65535 <text:s text:c="2"/>;# Must be consistent with lsiz defined in stack.h</text:p>
      <text:p text:style-name="P8">@@ -384,6 +385,7 @@</text:p>
      <text:p text:style-name="P8"><text:s text:c="13"/>set splitsize 4000 ;# arbitrary but works up to approx. 4095</text:p>
      <text:p text:style-name="P8"><text:s text:c="13"/>set nbparts [expr {[string length $comm] / $splitsize + 1}]</text:p>
      <text:p text:style-name="P8"><text:s text:c="13"/>set fid [open $fname w]</text:p>
      <text:p text:style-name="P8">+ <text:s text:c="11"/>fconfigure $fid -encoding $defaultencoding</text:p>
      <text:p text:style-name="P8"><text:s text:c="13"/>set startpos 0</text:p>
      <text:p text:style-name="P8"><text:s text:c="13"/>for {set i 1} {$i &lt; $nbparts} {incr i} {</text:p>
      <text:p text:style-name="P8"><text:s text:c="17"/>set stoppos <text:s/>[expr {$i * $splitsize - 1}]</text:p>
      <text:p text:style-name="P8">--- tcl/scipaddebug1.tcl<text:tab/>Thu Nov 13 21:23:20 2008</text:p>
      <text:p text:style-name="P8">+++ tcl/scipaddebug1.tcl<text:tab/>Tue Dec 23 10:59:57 2008</text:p>
      <text:p text:style-name="P8">@@ -296,6 +296,7 @@</text:p>
      <text:p text:style-name="P8"><text:s text:c="5"/># and this one is never erased by Scipad (a new filename is used for each</text:p>
      <text:p text:style-name="P8"><text:s text:c="5"/># bgerror)</text:p>
      <text:p text:style-name="P8"><text:soft-page-break/><text:s text:c="9"/>global Scipaddebuglogfileid Scipaddebuglogfilename env debuglog loginafile</text:p>
      <text:p text:style-name="P8">+ <text:s text:c="7"/>global defaultencoding</text:p>
      <text:p text:style-name="P8"><text:s text:c="9"/>if {!$debuglog} {return}</text:p>
      <text:p text:style-name="P8"><text:s text:c="9"/>timestamp sec mil</text:p>
      <text:p text:style-name="P8"><text:s text:c="9"/>puts "[clock format $sec -format "%d/%m/%y|%T"].[format %03d $mil]|$value"</text:p>
      <text:p text:style-name="P8">@@ -308,6 +309,7 @@</text:p>
      <text:p text:style-name="P8"><text:s text:c="13"/>} else {</text:p>
      <text:p text:style-name="P8"><text:s text:c="17"/>set Scipaddebuglogfileid [open $Scipaddebuglogfilename a]</text:p>
      <text:p text:style-name="P8"><text:s text:c="13"/>}</text:p>
      <text:p text:style-name="P8">+ <text:s text:c="11"/>fconfigure $Scipaddebuglogfileid -encoding $defaultencoding</text:p>
      <text:p text:style-name="P8"><text:s text:c="13"/>puts $Scipaddebuglogfileid "[clock format $sec -format "%d/%m/%y|%T"].[format %03d $mil]|$value"</text:p>
      <text:p text:style-name="P8"><text:s text:c="13"/>close $Scipaddebuglogfileid</text:p>
      <text:p text:style-name="P8"><text:s text:c="9"/>}</text:p>
      <text:p text:style-name="P8">--- BUGS<text:tab/>Sat Dec 13 16:24:14 2008</text:p>
      <text:p text:style-name="P8">+++ BUGS<text:tab/>Tue Dec 23 10:12:18 2008</text:p>
      <text:p text:style-name="P8">@@ -534,7 +534,13 @@</text:p>
      <text:p text:style-name="P8"><text:s/></text:p>
      <text:p text:style-name="P8"><text:s/>Misc notes:</text:p>
      <text:p text:style-name="P8"><text:s/></text:p>
      <text:p text:style-name="P8">-- Could find a use in the Scipad code (all are Tcl/Tk 8.5 features):</text:p>
      <text:p text:style-name="P8">+- Tcl/Tk 8.5 features that could find their use in the Scipad code:</text:p>
      <text:p text:style-name="P8"><text:s text:c="3"/>font actual $font $char (to know whether $char is included in $font)</text:p>
      <text:p text:style-name="P8"><text:s text:c="3"/>text count</text:p>
      <text:p text:style-name="P8"><text:s text:c="3"/>text search -all</text:p>
      <text:p text:style-name="P8">+</text:p>
      <text:p text:style-name="P8">+- Tcl/Tk 8.6 features that could find their use in the Scipad code:</text:p>
      <text:p text:style-name="P8">+ <text:s/>file tempfile (TIP #210)</text:p>
      <text:p text:style-name="P8">+ <text:s/>tk busy (TIP #321)</text:p>
      <text:p text:style-name="P8">+ <text:s/>tk fontchooser (TIP #324)</text:p>
      <text:p text:style-name="P8">+ <text:s/>-insertunfocussed for text widgets (TIP #197)</text:p>
      <text:p text:style-name="P8">--- changelog.txt<text:tab/>Mon Dec 22 11:02:06 2008</text:p>
      <text:p text:style-name="P8">+++ changelog.txt<text:tab/>Tue Dec 23 11:40:06 2008</text:p>
      <text:p text:style-name="P8">@@ -1,3 +1,9 @@</text:p>
      <text:p text:style-name="P8">+Francois VOGEL, 23/12/08</text:p>
      <text:p text:style-name="P8">+ * Selection of the file encoding is now possible through a new option menu</text:p>
      <text:p text:style-name="P8">+ <text:s text:c="2"/>(this is a request from Yung-Jang Lee) - This is the implementation</text:p>
      <text:p text:style-name="P8">+ <text:s text:c="2"/>corresponding to SEP#12_V1.1</text:p>
      <text:p text:style-name="P8">+ * version --&gt; 7.12.SEP12_V1.1</text:p>
      <text:p text:style-name="P8">+</text:p>
      <text:p text:style-name="P8"><text:s/>Francois VOGEL, 22/12/08</text:p>
      <text:p text:style-name="P8"><text:s text:c="2"/>* Fixed bug 3882 by using the grid geometry manager instead of pack in</text:p>
      <text:p text:style-name="P8"><text:s text:c="4"/>certain cases - See also:</text:p>
      <text:p text:style-name="P8">--- version.xml<text:tab/>Sat Dec 20 17:37:26 2008</text:p>
      <text:p text:style-name="P8">+++ version.xml<text:tab/>Tue Dec 23 10:05:34 2008</text:p>
      <text:p text:style-name="P8">@@ -15,5 +15,5 @@</text:p>
      <text:p text:style-name="P8"><text:s/>--&gt;</text:p>
      <text:p text:style-name="P8"><text:s/>&lt;!-- =================== --&gt;</text:p>
      <text:p text:style-name="P8"><text:s/></text:p>
      <text:p text:style-name="P8">-&lt;VERSION major="7" minor="12" maintenance="0" revision="0" string="SciPad unstable-svn" /&gt;</text:p>
      <text:p text:style-name="P8">+&lt;VERSION major="7" minor="12" maintenance="SEP12_V1.1" revision="0" string="SciPad unstable-svn" /&gt;</text:p>
      <text:p text:style-name="P8"><text:s/>&lt;/MODULE_VERSION&gt;</text:p>
      <text:p text:style-name="P9"/>
      <text:h text:style-name="P4" text:outline-level="3"><text:span text:style-name="Teletype"><text:span text:style-name="T2">Still &lt;TODO&gt;</text:span></text:span></text:h>
      <text:list text:style-name="L3">
        <text:list-item>
          <text:p text:style-name="P12">Final acceptance of the feature with coverage described by this SEP.</text:p>
        </text:list-item>
        <text:list-item>
          <text:p text:style-name="P16">Check implications on bug 2520 (needs the debugger to work again first – bug 2789)</text:p>
        </text:list-item>
      </text:list>
      <text:h text:style-name="P4" text:outline-level="3">Changelog</text:h>
      <text:p text:style-name="P17">1.0 – F. Vogel 15/12/08, Initial version.</text:p>
      <text:p text:style-name="P17">1.1 – F. Vogel 23/12/08. Dealt with the case of Scipad internal files.</text:p>
      <text:h text:style-name="P4" text:outline-level="3">Copyright</text:h>
      <text:p text:style-name="Standard"><text:tab/> This document has been placed under the N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Teletype" style:family="text">
      <style:text-properties style:font-name="DejaVu Sans Mono1" style:font-name-asian="DejaVu Sans Mono1" style:font-name-complex="DejaVu Sans Mono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Pierre MARECHAL</meta:initial-creator>
    <meta:creation-date>2008-07-09T13:39:08</meta:creation-date>
    <dc:creator>Francois Vogel</dc:creator>
    <dc:date>2008-12-23T11:59:08</dc:date>
    <meta:editing-cycles>61</meta:editing-cycles>
    <meta:editing-duration>PT5H24M2S</meta:editing-duration>
    <meta:user-defined meta:name="Info 1"/>
    <meta:user-defined meta:name="Info 2"/>
    <meta:user-defined meta:name="Info 3"/>
    <meta:user-defined meta:name="Info 4"/>
    <meta:document-statistic meta:table-count="0" meta:image-count="0" meta:object-count="0" meta:page-count="9" meta:paragraph-count="536" meta:word-count="3326" meta:character-count="25728"/>
  </office:meta>
</office:document-meta>
</file>